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a481b" officeooo:paragraph-rsid="001a481b"/>
    </style:style>
    <style:style style:name="P2" style:family="paragraph" style:parent-style-name="Standard" style:list-style-name="L1">
      <style:text-properties officeooo:rsid="001a481b" officeooo:paragraph-rsid="001a481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60313098" text:style-name="L1">
        <text:list-header>
          <text:p text:style-name="P2"/>
        </text:list-header>
      </text:list>
      <text:p text:style-name="P1"/>
      <text:list xml:id="list221032986004738" text:continue-numbering="true" text:style-name="L1">
        <text:list-item>
          <text:p text:style-name="P2">Подготовка тестовой среды <text:s/>и тестовых данных — 1 ч. </text:p>
        </text:list-item>
        <text:list-item>
          <text:p text:style-name="P2">Написание тестов и тестирование</text:p>
          <text:p text:style-name="P2"/>
          <text:list>
            <text:list-item>
              <text:p text:style-name="P2">Проверка кнопок на форме элемента и форме списка (записать и закрыть, записать, перечитать, скопировать ) 4 теста</text:p>
            </text:list-item>
            <text:list-item>
              <text:p text:style-name="P2">Проверка кнопок на форме списка (создать, скопировать, изменить , пометить на удаление и) 4 тестов</text:p>
            </text:list-item>
            <text:list-item>
              <text:p text:style-name="P2">Проверка типа данных реквизитов на требование ТЗ (1 тест)</text:p>
            </text:list-item>
            <text:list-item>
              <text:p text:style-name="P2">Обязательность заполнения полей <text:s text:c="2"/>(2 теста)</text:p>
            </text:list-item>
            <text:list-item>
              <text:p text:style-name="P2">Создание номенклатуры с разными видами <text:s/>(Товар, услуга) 2 тест</text:p>
            </text:list-item>
            <text:list-item>
              <text:p text:style-name="P2">Партнера <text:s/>- проверка ,что можно подобрать только с типом с типом поставщик (1 тест) <text:s/></text:p>
            </text:list-item>
            <text:list-item>
              <text:p text:style-name="P2">Работа с картинкой (проверка всех кнопок на форме) <text:s/>(9 тестов)</text:p>
            </text:list-item>
            <text:list-item>
              <text:p text:style-name="P2">Тестирование измерений <text:s/>и информации о весе (проверка длины полей, <text:s/>запрет на ввод отрицательно числа (2)</text:p>
              <text:p text:style-name="P2">Итого 24 тестов по 15 мин = 6 часов</text:p>
              <text:p text:style-name="P2"/>
            </text:list-item>
          </text:list>
        </text:list-item>
        <text:list-item>
          <text:p text:style-name="P2">Отладка сценариев 2 часа</text:p>
        </text:list-item>
        <text:list-item>
          <text:p text:style-name="P2">Оформление баг-репортов (6шт*20мин) =2 ч. 20 мин</text:p>
        </text:list-item>
        <text:list-item>
          <text:p text:style-name="P2">Риски тестирования 2-3 часа</text:p>
        </text:list-item>
      </text:list>
      <text:p text:style-name="P1">Итого порядка 15 часов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2T22:10:32.486000000</dc:date>
    <meta:editing-duration>P1DT1H44M37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5" meta:word-count="147" meta:character-count="890" meta:non-whitespace-character-count="759"/>
  </office:meta>
</office:document-meta>
</file>